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Sharing &amp; Copying EBS Snapsho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Sharing EBS Snapshot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Unencrypted snapshots CAN be shared by making them public or share with a selected AWS account by making them private</text:p>
              </text:list-item>
              <text:list-item>
                <text:p>Encrypted snapshots cannot be made public, they can only be shared with selected AWS account by making them private &amp; by giving access to keys ( but not default key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Copying EBS Snapshot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Use cases of copying snapshots</text:span></text:p>
              </text:list-header>
              <text:list-item>
                <text:p>Geographic expansion</text:p>
              </text:list-item>
              <text:list-item>
                <text:p>Disaster recovery</text:p>
              </text:list-item>
              <text:list-item>
                <text:p>Migrating to another region</text:p>
              </text:list-item>
              <text:list-item>
                <text:p>Encryption (of unencrypted volumes)</text:p>
              </text:list-item>
              <text:list-item>
                <text:p>Data retention and auditing requirements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4DT6H48M15S</meta:editing-duration>
    <meta:editing-cycles>65</meta:editing-cycles>
    <meta:generator>LibreOffice/6.4.7.2$Linux_X86_64 LibreOffice_project/40$Build-2</meta:generator>
    <dc:title>Blue Curve</dc:title>
    <dc:date>2022-10-11T18:15:04.549915875</dc:date>
    <meta:document-statistic meta:object-count="46"/>
  </office:meta>
</office:document-meta>
</file>